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589cm" fo:break-before="auto" style:use-optimal-row-height="true"/>
    </style:style>
    <style:style style:name="ro9" style:family="table-row">
      <style:table-row-properties style:row-height="0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8.78">
            <text:p>58,78</text:p>
          </table:table-cell>
          <table:table-cell table:style-name="ce27" table:formula="oooc:=[.G86]" office:value-type="float" office:value="21.41">
            <text:p>21,41</text:p>
          </table:table-cell>
          <table:table-cell table:style-name="ce33" table:formula="oooc:=[.H86]"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8.99">
            <text:p>8,99</text:p>
          </table:table-cell>
          <table:table-cell table:formula="oooc:=[.G87]" office:value-type="float" office:value="7.49">
            <text:p>7,49</text:p>
          </table:table-cell>
          <table:table-cell table:style-name="ce34" table:formula="oooc:=[.H87]" office:value-type="float" office:value="1.5">
            <text:p>1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3.78">
            <text:p>43,78</text:p>
          </table:table-cell>
          <table:table-cell table:style-name="ce27" table:formula="oooc:=[.G89]" office:value-type="float" office:value="21.41">
            <text:p>21,41</text:p>
          </table:table-cell>
          <table:table-cell table:style-name="ce33" table:formula="oooc:=[.H89]" office:value-type="float" office:value="22">
            <text:p>2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38cm" svg:height="1.768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77cm" svg:height="1.766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6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09cm" svg:height="1.073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2cm" svg:height="1.494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2cm" svg:height="2.296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79cm" svg:height="3.135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78cm" svg:height="0.997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6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6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6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6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6cm" svg:height="1.766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1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>
            <draw:control table:end-cell-address="'Plannig WebDelib'.D88" table:end-x="1.935cm" table:end-y="0.071cm" draw:z-index="1" draw:text-style-name="P3" svg:width="6.211cm" svg:height="11.231cm" svg:x="0.82cm" svg:y="0.315cm" draw:control="control1"/>
          </table:table-cell>
          <table:table-cell table:style-name="ce5" table:number-columns-repeated="10"/>
          <table:table-cell table:style-name="ce44" table:number-columns-repeated="244"/>
          <table:table-cell table:style-name="ce46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8]-[.G4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 table:visibility="filter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6]-[.G66]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2]-[.G72]" office:value-type="float" office:value="0.5">
            <text:p>0,5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4]-[.G74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75]-[.G75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 table:visibility="filter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5" table:visibility="filter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8" table:visibility="filter">
          <table:table-cell table:style-name="Default"/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9" table:visibility="filter">
          <table:table-cell table:style-name="ce9"/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8.78">
            <text:p>58,78</text:p>
          </table:table-cell>
          <table:table-cell table:style-name="ce30" table:formula="oooc:=SUM([.G10:.G83])" office:value-type="float" office:value="21.41">
            <text:p>21,41</text:p>
          </table:table-cell>
          <table:table-cell table:style-name="ce30" table:formula="oooc:=SUM([.H10:.H83])" office:value-type="float" office:value="0">
            <text:p>Err :529</text:p>
          </table:table-cell>
          <table:table-cell table:style-name="ce30"/>
          <table:table-cell table:number-columns-repeated="247"/>
        </table:table-row>
        <table:table-row table:style-name="ro9" table:visibility="filter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8.99">
            <text:p>8,99</text:p>
          </table:table-cell>
          <table:table-cell table:style-name="ce30" table:formula="oooc:=SUBTOTAL(9;[.G10:.G83])" office:value-type="float" office:value="7.49">
            <text:p>7,49</text:p>
          </table:table-cell>
          <table:table-cell table:style-name="ce30" table:formula="oooc:=SUBTOTAL(9;[.H10:.H83])" office:value-type="float" office:value="1.5">
            <text:p>1,5</text:p>
          </table:table-cell>
          <table:table-cell table:style-name="ce30"/>
          <table:table-cell table:number-columns-repeated="247"/>
        </table:table-row>
        <table:table-row table:style-name="ro9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9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3.78">
            <text:p>43,78</text:p>
          </table:table-cell>
          <table:table-cell table:style-name="ce30" table:formula="oooc:=SUMIF([.A10:.A83];&quot;1.*&quot;;[.G10:.G83])" office:value-type="float" office:value="21.41">
            <text:p>21,41</text:p>
          </table:table-cell>
          <table:table-cell table:style-name="ce30" table:formula="oooc:=SUMIF([.A10:.A83];&quot;1.*&quot;;[.H10:.H83])" office:value-type="float" office:value="22">
            <text:p>22</text:p>
          </table:table-cell>
          <table:table-cell table:number-columns-repeated="248"/>
        </table:table-row>
        <table:table-row table:style-name="ro9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5">
          <table:table-cell table:number-columns-repeated="256"/>
        </table:table-row>
        <table:table-row table:style-name="ro9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5" table:number-rows-repeated="6544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>
          <table:filter>
            <table:filter-condition table:field-number="9" table:value="F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12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rancois Desmaretz</meta:initial-creator>
    <meta:creation-date>2007-09-30T10:15:59</meta:creation-date>
    <dc:date>2008-05-05T12:13:43</dc:date>
    <meta:print-date>2007-12-10T11:01:08</meta:print-date>
    <meta:editing-cycles>261</meta:editing-cycles>
    <meta:editing-duration>P1DT2H25M14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